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6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808080"/>
    </style:style>
    <style:style style:name="ce11" style:family="table-cell" style:parent-style-name="Default" style:data-style-name="N0">
      <style:table-cell-properties fo:background-color="#999999"/>
    </style:style>
    <style:style style:name="ce12" style:family="table-cell" style:parent-style-name="Default" style:data-style-name="N0">
      <style:table-cell-properties fo:background-color="#DDDDD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Mattias Wunder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7T00:00:00" table:style-name="ce6">
            <text:p>27.09.2022</text:p>
          </table:table-cell>
          <table:table-cell office:value-type="float" office:value="5.5" table:style-name="ce1">
            <text:p>5.5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JS verbessern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JS verbessern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 table:style-name="ce1"/>
        </table:table-row>
        <table:table-row table:number-rows-repeated="3"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5" table:formula="of:=[.C7]+[.C8]+[.C9]+[.C10]+[.C11]+[.C12]+[.C13]+[.C14]" table:style-name="ce1">
            <text:p>25</text:p>
          </table:table-cell>
          <table:table-cell table:number-columns-repeated="16377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04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06.0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0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.1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7T00:00:00" table:style-name="ce6">
            <text:p>27.09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number-rows-repeated="3"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Antonio Kuvac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7T00:00:00" table:style-name="ce6">
            <text:p>27.09.20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number-rows-repeated="3"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18" table:formula="of:=[.C7]+[.C8]+[.C9]+[.C10]+[.C11]+[.C12]+[.C13]+[.C14]" table:style-name="ce1">
            <text:p>18</text:p>
          </table:table-cell>
          <table:table-cell table:number-columns-repeated="16377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Hinterleitner_F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9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9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Felix Hinterleitner</text:p>
          </table:table-cell>
          <table:table-cell table:number-columns-repeated="3" table:style-name="ce4"/>
          <table:table-cell table:style-name="ce3"/>
          <table:table-cell office:value-type="string" table:style-name="ce3">
            <text:p>Dauer: 28.03.2022 – 25.04.2022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ERD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03.0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04.0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06.0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04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Docker-Einarbeiten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04.22</text:p>
          </table:table-cell>
          <table:table-cell office:value-type="float" office:value="3.8" table:style-name="ce1">
            <text:p>3.8</text:p>
          </table:table-cell>
          <table:table-cell office:value-type="string" table:style-name="ce7">
            <text:p>Docker-Einarbeiten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Gesamt:</text:p>
          </table:table-cell>
          <table:table-cell office:value-type="float" office:value="19.900000000000002" table:formula="of:=[.C7]+[.C8]+[.C9]+[.C10]+[.C11]+[.C12]+[.C13]+[.C14]" table:style-name="ce1">
            <text:p>19.9</text:p>
          </table:table-cell>
          <table:table-cell table:number-columns-repeated="16378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2</text:p>
          </table:table-cell>
          <table:table-cell table:number-columns-repeated="3" table:style-name="ce10"/>
          <table:table-cell table:style-name="ce3"/>
          <table:table-cell office:value-type="string" table:style-name="ce11">
            <text:p>Insgesamt:</text:p>
          </table:table-cell>
          <table:table-cell table:style-name="ce11"/>
          <table:table-cell office:value-type="float" office:value="190.9" table:formula="of:=[.H8]+[.H9]+[.H10]" table:style-name="ce11">
            <text:p>190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style-name="ce3"/>
          <table:table-cell office:value-type="string" table:style-name="ce11">
            <text:p>Sprint:</text:p>
          </table:table-cell>
          <table:table-cell table:style-name="ce11"/>
          <table:table-cell office:value-type="string" table:style-name="ce11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20.100000000000001" table:style-name="ce12">
            <text:p>20.1</text:p>
          </table:table-cell>
          <table:table-cell table:style-name="ce12"/>
          <table:table-cell table:style-name="ce3"/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83" table:formula="of:=[.C8]+[.C9]+[.C10]+[.C11]" table:style-name="ce12">
            <text:p>83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Felix Hinterleitner</text:p>
          </table:table-cell>
          <table:table-cell table:style-name="ce12"/>
          <table:table-cell office:value-type="float" office:value="19.899999999999999" table:style-name="ce12">
            <text:p>19.9</text:p>
          </table:table-cell>
          <table:table-cell table:style-name="ce12"/>
          <table:table-cell table:style-name="ce3"/>
          <table:table-cell office:value-type="float" office:value="3" table:style-name="ce12">
            <text:p>3</text:p>
          </table:table-cell>
          <table:table-cell table:style-name="ce12"/>
          <table:table-cell office:value-type="float" office:value="45.9" table:formula="of:=[.C16]+[.C17]+[.C18]" table:style-name="ce12">
            <text:p>45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21.6" table:style-name="ce12">
            <text:p>21.6</text:p>
          </table:table-cell>
          <table:table-cell table:style-name="ce12"/>
          <table:table-cell table:style-name="ce3"/>
          <table:table-cell office:value-type="float" office:value="4" table:style-name="ce12">
            <text:p>4</text:p>
          </table:table-cell>
          <table:table-cell table:style-name="ce12"/>
          <table:table-cell office:value-type="float" office:value="62" table:formula="of:=[.C24]+[.C25]+[.C26]" table:style-name="ce12">
            <text:p>6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21.4" table:style-name="ce12">
            <text:p>21.4</text:p>
          </table:table-cell>
          <table:table-cell table:style-name="ce12"/>
          <table:table-cell table:style-name="ce3"/>
          <table:table-cell table:number-columns-repeated="3" table:style-name="ce12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2"/>
          <table:table-cell table:style-name="ce3"/>
          <table:table-cell table:number-columns-repeated="3" table:style-name="ce12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3</text:p>
          </table:table-cell>
          <table:table-cell table:number-columns-repeated="3"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15.4" table:style-name="ce12">
            <text:p>15.4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14.5" table:style-name="ce12">
            <text:p>14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16" table:style-name="ce12">
            <text:p>16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4</text:p>
          </table:table-cell>
          <table:table-cell table:number-columns-repeated="3"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19.5" table:style-name="ce12">
            <text:p>19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20" table:style-name="ce12">
            <text:p>20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22.5" table:style-name="ce12">
            <text:p>22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Sprint: 5</text:p>
          </table:table-cell>
          <table:table-cell table:number-columns-repeated="3" table:style-name="ce10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table:style-name="ce10"/>
          <table:table-cell office:value-type="string" table:style-name="ce10">
            <text:p>Stunden:</text:p>
          </table:table-cell>
          <table:table-cell table:style-name="ce10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12.5" table:style-name="ce12">
            <text:p>12.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12" table:style-name="ce12">
            <text:p>12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13" table:style-name="ce12">
            <text:p>13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0">
            <text:p>5.Klasse</text:p>
          </table:table-cell>
          <table:table-cell table:number-columns-repeated="2" table:style-name="ce10"/>
          <table:table-cell office:value-type="string" table:style-name="ce10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0">
            <text:p>Name:</text:p>
          </table:table-cell>
          <table:table-cell office:value-type="string" table:style-name="ce10">
            <text:p>Sprint:1</text:p>
          </table:table-cell>
          <table:table-cell office:value-type="string" table:style-name="ce10">
            <text:p>Stunden:</text:p>
          </table:table-cell>
          <table:table-cell office:value-type="float" office:value="66" table:formula="of:=[.C41]+[.C43]+[.C42]" table:style-name="ce10">
            <text:p>66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Valentin Dürk</text:p>
          </table:table-cell>
          <table:table-cell table:style-name="ce12"/>
          <table:table-cell office:value-type="float" office:value="23" table:style-name="ce12">
            <text:p>23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Antonio Kuvac</text:p>
          </table:table-cell>
          <table:table-cell table:style-name="ce12"/>
          <table:table-cell office:value-type="float" office:value="18" table:style-name="ce12">
            <text:p>18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2">
            <text:p>Mattias Wunder</text:p>
          </table:table-cell>
          <table:table-cell table:style-name="ce12"/>
          <table:table-cell office:value-type="float" office:value="25" table:style-name="ce12">
            <text:p>25</text:p>
          </table:table-cell>
          <table:table-cell table:style-name="ce12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2"/>
          <table:table-cell table:number-columns-repeated="6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creator>matti</dc:creator>
    <meta:creation-date>2022-04-23T12:58:44Z</meta:creation-date>
    <dc:date>2022-10-18T11:38:53Z</dc:date>
    <meta:editing-cycles>5</meta:editing-cycles>
    <meta:editing-duration>PT0S</meta:editing-duration>
  </office:meta>
</office:document-meta>
</file>